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nowCap BT" svg:font-family="'SnowCap B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18.5cm" style:rel-width="100%" fo:margin-left="0cm" table:align="left" fo:keep-with-next="always" style:may-break-between-rows="false"/>
    </style:style>
    <style:style style:name="Table7.A" style:family="table-column">
      <style:table-column-properties style:column-width="2.506cm" style:rel-column-width="1421*"/>
    </style:style>
    <style:style style:name="Table7.B" style:family="table-column">
      <style:table-column-properties style:column-width="5.299cm" style:rel-column-width="3004*"/>
    </style:style>
    <style:style style:name="Table7.C" style:family="table-column">
      <style:table-column-properties style:column-width="2.798cm" style:rel-column-width="1586*"/>
    </style:style>
    <style:style style:name="Table7.D" style:family="table-column">
      <style:table-column-properties style:column-width="7.897cm" style:rel-column-width="4477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cm" fo:border="0.25pt solid #c0c0c0">
        <style:background-image/>
      </style:table-cell-properties>
    </style:style>
    <style:style style:name="Table7.A2" style:family="table-cell">
      <style:table-cell-properties fo:background-color="#e6e6e6" fo:padding="0cm" fo:border-left="0.25pt solid #c0c0c0" fo:border-right="none" fo:border-top="none" fo:border-bottom="0.25pt solid #c0c0c0">
        <style:background-image/>
      </style:table-cell-properties>
    </style:style>
    <style:style style:name="Table7.D2" style:family="table-cell">
      <style:table-cell-properties fo:background-color="#e6e6e6" fo:padding="0cm" fo:border-left="0.25pt solid #c0c0c0" fo:border-right="0.25pt solid #c0c0c0" fo:border-top="none" fo:border-bottom="0.25pt solid #c0c0c0">
        <style:background-image/>
      </style:table-cell-properties>
    </style:style>
    <style:style style:name="Table2" style:family="table">
      <style:table-properties style:width="18.5cm" style:rel-width="100%" fo:margin-left="0cm" table:align="left" fo:keep-with-next="always" style:may-break-between-rows="false"/>
    </style:style>
    <style:style style:name="Table2.A" style:family="table-column">
      <style:table-column-properties style:column-width="2.506cm" style:rel-column-width="1421*"/>
    </style:style>
    <style:style style:name="Table2.B" style:family="table-column">
      <style:table-column-properties style:column-width="5.299cm" style:rel-column-width="3004*"/>
    </style:style>
    <style:style style:name="Table2.C" style:family="table-column">
      <style:table-column-properties style:column-width="2.798cm" style:rel-column-width="1586*"/>
    </style:style>
    <style:style style:name="Table2.D" style:family="table-column">
      <style:table-column-properties style:column-width="7.897cm" style:rel-column-width="4477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transparent" fo:padding="0.097cm" fo:border="0.25pt solid #c0c0c0">
        <style:background-image/>
      </style:table-cell-properties>
    </style:style>
    <style:style style:name="Table2.A2" style:family="table-cell">
      <style:table-cell-properties fo:background-color="#e5e5e5" fo:padding="0.097cm" fo:border-left="0.25pt solid #c0c0c0" fo:border-right="none" fo:border-top="none" fo:border-bottom="0.25pt solid #c0c0c0">
        <style:background-image/>
      </style:table-cell-properties>
    </style:style>
    <style:style style:name="Table2.D2" style:family="table-cell">
      <style:table-cell-properties fo:background-color="#e5e5e5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2.A3" style:family="table-cell">
      <style:table-cell-properties fo:background-color="transparent" fo:padding="0.097cm" fo:border-left="0.25pt solid #c0c0c0" fo:border-right="none" fo:border-top="none" fo:border-bottom="0.25pt solid #c0c0c0">
        <style:background-image/>
      </style:table-cell-properties>
    </style:style>
    <style:style style:name="Table2.D3" style:family="table-cell">
      <style:table-cell-properties fo:background-color="transparent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1" style:family="table">
      <style:table-properties style:width="18.5cm" style:rel-width="100%" fo:margin-left="0cm" table:align="left" fo:keep-with-next="always" style:may-break-between-rows="false"/>
    </style:style>
    <style:style style:name="Table1.A" style:family="table-column">
      <style:table-column-properties style:column-width="2.506cm" style:rel-column-width="1421*"/>
    </style:style>
    <style:style style:name="Table1.B" style:family="table-column">
      <style:table-column-properties style:column-width="5.299cm" style:rel-column-width="3004*"/>
    </style:style>
    <style:style style:name="Table1.C" style:family="table-column">
      <style:table-column-properties style:column-width="2.798cm" style:rel-column-width="1586*"/>
    </style:style>
    <style:style style:name="Table1.D" style:family="table-column">
      <style:table-column-properties style:column-width="7.897cm" style:rel-column-width="4477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097cm" fo:border="0.25pt solid #c0c0c0">
        <style:background-image/>
      </style:table-cell-properties>
    </style:style>
    <style:style style:name="Table1.A2" style:family="table-cell">
      <style:table-cell-properties fo:background-color="#e5e5e5" fo:padding="0.097cm" fo:border-left="0.25pt solid #c0c0c0" fo:border-right="none" fo:border-top="none" fo:border-bottom="0.25pt solid #c0c0c0">
        <style:background-image/>
      </style:table-cell-properties>
    </style:style>
    <style:style style:name="Table1.D2" style:family="table-cell">
      <style:table-cell-properties fo:background-color="#e5e5e5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1.A3" style:family="table-cell">
      <style:table-cell-properties fo:background-color="transparent" fo:padding="0.097cm" fo:border-left="0.25pt solid #c0c0c0" fo:border-right="none" fo:border-top="none" fo:border-bottom="0.25pt solid #c0c0c0">
        <style:background-image/>
      </style:table-cell-properties>
    </style:style>
    <style:style style:name="Table1.D3" style:family="table-cell">
      <style:table-cell-properties fo:background-color="transparent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3" style:family="table">
      <style:table-properties style:width="18.5cm" style:rel-width="100%" fo:margin-left="0cm" fo:break-before="auto" fo:break-after="auto" table:align="left" fo:keep-with-next="always" style:may-break-between-rows="false"/>
    </style:style>
    <style:style style:name="Table3.A" style:family="table-column">
      <style:table-column-properties style:column-width="2.506cm" style:rel-column-width="1421*"/>
    </style:style>
    <style:style style:name="Table3.B" style:family="table-column">
      <style:table-column-properties style:column-width="5.299cm" style:rel-column-width="3004*"/>
    </style:style>
    <style:style style:name="Table3.C" style:family="table-column">
      <style:table-column-properties style:column-width="2.798cm" style:rel-column-width="1586*"/>
    </style:style>
    <style:style style:name="Table3.D" style:family="table-column">
      <style:table-column-properties style:column-width="7.897cm" style:rel-column-width="4477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97cm" fo:border="0.25pt solid #c0c0c0">
        <style:background-image/>
      </style:table-cell-properties>
    </style:style>
    <style:style style:name="Table3.A2" style:family="table-cell">
      <style:table-cell-properties fo:background-color="#e5e5e5" fo:padding="0.097cm" fo:border-left="0.25pt solid #c0c0c0" fo:border-right="none" fo:border-top="none" fo:border-bottom="0.25pt solid #c0c0c0">
        <style:background-image/>
      </style:table-cell-properties>
    </style:style>
    <style:style style:name="Table3.D2" style:family="table-cell">
      <style:table-cell-properties fo:background-color="#e5e5e5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3.A3" style:family="table-cell">
      <style:table-cell-properties fo:background-color="transparent" fo:padding="0.097cm" fo:border-left="0.25pt solid #c0c0c0" fo:border-right="none" fo:border-top="none" fo:border-bottom="0.25pt solid #c0c0c0">
        <style:background-image/>
      </style:table-cell-properties>
    </style:style>
    <style:style style:name="Table3.D3" style:family="table-cell">
      <style:table-cell-properties fo:background-color="transparent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4" style:family="table">
      <style:table-properties style:width="18.5cm" style:rel-width="100%" fo:margin-left="0cm" table:align="left" fo:keep-with-next="always" style:may-break-between-rows="false"/>
    </style:style>
    <style:style style:name="Table4.A" style:family="table-column">
      <style:table-column-properties style:column-width="2.506cm" style:rel-column-width="1421*"/>
    </style:style>
    <style:style style:name="Table4.B" style:family="table-column">
      <style:table-column-properties style:column-width="5.299cm" style:rel-column-width="3004*"/>
    </style:style>
    <style:style style:name="Table4.C" style:family="table-column">
      <style:table-column-properties style:column-width="2.798cm" style:rel-column-width="1586*"/>
    </style:style>
    <style:style style:name="Table4.D" style:family="table-column">
      <style:table-column-properties style:column-width="7.897cm" style:rel-column-width="4477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transparent" fo:padding="0.097cm" fo:border="0.25pt solid #c0c0c0">
        <style:background-image/>
      </style:table-cell-properties>
    </style:style>
    <style:style style:name="Table4.A2" style:family="table-cell">
      <style:table-cell-properties fo:background-color="#e5e5e5" fo:padding="0.097cm" fo:border-left="0.25pt solid #c0c0c0" fo:border-right="none" fo:border-top="none" fo:border-bottom="0.25pt solid #c0c0c0">
        <style:background-image/>
      </style:table-cell-properties>
    </style:style>
    <style:style style:name="Table4.D2" style:family="table-cell">
      <style:table-cell-properties fo:background-color="#e5e5e5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4.A3" style:family="table-cell">
      <style:table-cell-properties fo:background-color="transparent" fo:padding="0.097cm" fo:border-left="0.25pt solid #c0c0c0" fo:border-right="none" fo:border-top="none" fo:border-bottom="0.25pt solid #c0c0c0">
        <style:background-image/>
      </style:table-cell-properties>
    </style:style>
    <style:style style:name="Table4.D3" style:family="table-cell">
      <style:table-cell-properties fo:background-color="transparent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5" style:family="table">
      <style:table-properties style:width="18.5cm" style:rel-width="100%" fo:margin-left="0cm" table:align="left" fo:keep-with-next="auto" style:may-break-between-rows="true"/>
    </style:style>
    <style:style style:name="Table5.A" style:family="table-column">
      <style:table-column-properties style:column-width="2.506cm" style:rel-column-width="1421*"/>
    </style:style>
    <style:style style:name="Table5.B" style:family="table-column">
      <style:table-column-properties style:column-width="5.299cm" style:rel-column-width="3004*"/>
    </style:style>
    <style:style style:name="Table5.C" style:family="table-column">
      <style:table-column-properties style:column-width="2.798cm" style:rel-column-width="1586*"/>
    </style:style>
    <style:style style:name="Table5.D" style:family="table-column">
      <style:table-column-properties style:column-width="7.897cm" style:rel-column-width="44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97cm" fo:border="0.25pt solid #c0c0c0">
        <style:background-image/>
      </style:table-cell-properties>
    </style:style>
    <style:style style:name="Table5.A2" style:family="table-cell">
      <style:table-cell-properties fo:background-color="#e5e5e5" fo:padding="0.097cm" fo:border-left="0.25pt solid #c0c0c0" fo:border-right="none" fo:border-top="none" fo:border-bottom="0.25pt solid #c0c0c0">
        <style:background-image/>
      </style:table-cell-properties>
    </style:style>
    <style:style style:name="Table5.D2" style:family="table-cell">
      <style:table-cell-properties fo:background-color="#e5e5e5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5.A3" style:family="table-cell">
      <style:table-cell-properties fo:background-color="transparent" fo:padding="0.097cm" fo:border-left="0.25pt solid #c0c0c0" fo:border-right="none" fo:border-top="none" fo:border-bottom="0.25pt solid #c0c0c0">
        <style:background-image/>
      </style:table-cell-properties>
    </style:style>
    <style:style style:name="Table5.D3" style:family="table-cell">
      <style:table-cell-properties fo:background-color="transparent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8" style:family="table">
      <style:table-properties style:width="18.5cm" style:rel-width="100%" fo:margin-left="0cm" table:align="left" fo:keep-with-next="always" style:may-break-between-rows="false"/>
    </style:style>
    <style:style style:name="Table8.A" style:family="table-column">
      <style:table-column-properties style:column-width="2.506cm" style:rel-column-width="1421*"/>
    </style:style>
    <style:style style:name="Table8.B" style:family="table-column">
      <style:table-column-properties style:column-width="5.299cm" style:rel-column-width="3004*"/>
    </style:style>
    <style:style style:name="Table8.C" style:family="table-column">
      <style:table-column-properties style:column-width="2.798cm" style:rel-column-width="1586*"/>
    </style:style>
    <style:style style:name="Table8.D" style:family="table-column">
      <style:table-column-properties style:column-width="7.897cm" style:rel-column-width="4477*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97cm" fo:border="0.25pt solid #c0c0c0">
        <style:background-image/>
      </style:table-cell-properties>
    </style:style>
    <style:style style:name="Table8.A2" style:family="table-cell">
      <style:table-cell-properties fo:background-color="#e5e5e5" fo:padding="0.097cm" fo:border-left="0.25pt solid #c0c0c0" fo:border-right="none" fo:border-top="none" fo:border-bottom="0.25pt solid #c0c0c0">
        <style:background-image/>
      </style:table-cell-properties>
    </style:style>
    <style:style style:name="Table8.D2" style:family="table-cell">
      <style:table-cell-properties fo:background-color="#e5e5e5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8.A3" style:family="table-cell">
      <style:table-cell-properties fo:background-color="transparent" fo:padding="0.097cm" fo:border-left="0.25pt solid #c0c0c0" fo:border-right="none" fo:border-top="none" fo:border-bottom="0.25pt solid #c0c0c0">
        <style:background-image/>
      </style:table-cell-properties>
    </style:style>
    <style:style style:name="Table8.D3" style:family="table-cell">
      <style:table-cell-properties fo:background-color="transparent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Table8.A4" style:family="table-cell">
      <style:table-cell-properties fo:background-color="#e6e6e6" fo:padding="0.097cm" fo:border-left="0.25pt solid #c0c0c0" fo:border-right="none" fo:border-top="none" fo:border-bottom="0.25pt solid #c0c0c0">
        <style:background-image/>
      </style:table-cell-properties>
    </style:style>
    <style:style style:name="Table8.D4" style:family="table-cell">
      <style:table-cell-properties fo:background-color="#e6e6e6" fo:padding="0.097cm" fo:border-left="0.25pt solid #c0c0c0" fo:border-right="0.25pt solid #c0c0c0" fo:border-top="none" fo:border-bottom="0.25pt solid #c0c0c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6081cb" style:font-size-asian="10pt" style:font-size-complex="10pt"/>
    </style:style>
    <style:style style:name="P2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94c120" style:font-size-asian="10pt" style:font-size-complex="10pt"/>
    </style:style>
    <style:style style:name="P3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98a83f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1ffb3" officeooo:paragraph-rsid="0061ffb3" style:font-size-asian="10pt" style:font-size-complex="10pt"/>
    </style:style>
    <style:style style:name="P5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993eab" officeooo:paragraph-rsid="00993eab" style:font-size-asian="10pt" style:font-size-complex="10pt"/>
    </style:style>
    <style:style style:name="P6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6081cb" fo:background-color="transparent" style:font-size-asian="10pt" style:font-size-complex="10pt"/>
    </style:style>
    <style:style style:name="P7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8e7f12" fo:background-color="transparen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98a83f" fo:background-color="transparent" style:font-size-asian="10pt" style:font-size-complex="10pt"/>
    </style:style>
    <style:style style:name="P9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6081cb" officeooo:paragraph-rsid="0094c120" fo:background-color="transparent" style:font-size-asian="10pt" style:font-size-complex="10pt"/>
    </style:style>
    <style:style style:name="P10" style:family="paragraph" style:parent-style-name="Table_20_Contents">
      <style:paragraph-properties fo:margin-left="0cm" fo:margin-right="0cm" fo:text-indent="0cm" style:auto-text-indent="false" style:writing-mode="page"/>
      <style:text-properties fo:font-size="10pt" officeooo:rsid="00b4c0fc" officeooo:paragraph-rsid="00b4c0fc" fo:background-color="transparent" style:font-size-asian="10pt" style:font-size-complex="10pt"/>
    </style:style>
    <style:style style:name="P11" style:family="paragraph" style:parent-style-name="Table_20_Contents">
      <style:paragraph-properties fo:margin-left="0cm" fo:margin-right="0cm" fo:text-indent="0cm" style:auto-text-indent="false" style:writing-mode="page"/>
      <style:text-properties style:use-window-font-color="true" fo:font-size="10pt" officeooo:rsid="00991419" officeooo:paragraph-rsid="00991419" fo:background-color="transparent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0cm" style:auto-text-indent="false" style:writing-mode="page"/>
      <style:text-properties style:use-window-font-color="true" fo:font-size="10pt" officeooo:rsid="00991419" officeooo:paragraph-rsid="009bcf29" fo:background-color="transparent" style:font-size-asian="10pt" style:font-size-complex="10pt"/>
    </style:style>
    <style:style style:name="P13" style:family="paragraph" style:parent-style-name="Table_20_Contents">
      <style:paragraph-properties fo:margin-left="0cm" fo:margin-right="0cm" fo:text-indent="0cm" style:auto-text-indent="false" style:writing-mode="page"/>
      <style:text-properties style:use-window-font-color="true" fo:font-size="10pt" officeooo:rsid="009bcf29" officeooo:paragraph-rsid="009bcf29" fo:background-color="transparent" style:font-size-asian="10pt" style:font-size-complex="10pt"/>
    </style:style>
    <style:style style:name="P14" style:family="paragraph" style:parent-style-name="Table_20_Contents">
      <style:paragraph-properties fo:margin-left="0cm" fo:margin-right="0cm" fo:text-indent="0cm" style:auto-text-indent="false" style:writing-mode="page"/>
      <style:text-properties style:use-window-font-color="true" fo:font-size="10pt" officeooo:rsid="00a38384" officeooo:paragraph-rsid="00a38384" fo:background-color="transparent" style:font-size-asian="10pt" style:font-size-complex="10pt"/>
    </style:style>
    <style:style style:name="P15" style:family="paragraph" style:parent-style-name="Table_20_Contents">
      <style:paragraph-properties fo:margin-left="0cm" fo:margin-right="0cm" fo:text-indent="0cm" style:auto-text-indent="false" style:writing-mode="page"/>
      <style:text-properties style:use-window-font-color="true" fo:font-size="10pt" officeooo:rsid="00a38384" officeooo:paragraph-rsid="00a8005e" fo:background-color="transparent" style:font-size-asian="10pt" style:font-size-complex="10pt"/>
    </style:style>
    <style:style style:name="P16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officeooo:rsid="006081cb" officeooo:paragraph-rsid="008e7f12" style:font-size-asian="10pt" style:font-size-complex="10pt"/>
    </style:style>
    <style:style style:name="P17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fo:font-weight="normal" officeooo:rsid="00a38384" officeooo:paragraph-rsid="00a38384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fo:font-weight="normal" officeooo:rsid="00a38384" officeooo:paragraph-rsid="00b2ce93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fo:font-weight="normal" officeooo:rsid="00a3a7a9" officeooo:paragraph-rsid="00a3a7a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fo:font-weight="normal" officeooo:rsid="00a4f4ab" officeooo:paragraph-rsid="00a4f4ab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officeooo:rsid="006464b5" officeooo:paragraph-rsid="006464b5" fo:background-color="transparent" style:font-size-asian="10pt" style:font-size-complex="10pt"/>
    </style:style>
    <style:style style:name="P22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officeooo:rsid="006464b5" officeooo:paragraph-rsid="008e7f12" fo:background-color="transparent" style:font-size-asian="10pt" style:font-size-complex="10pt"/>
    </style:style>
    <style:style style:name="P23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officeooo:rsid="006081cb" officeooo:paragraph-rsid="006081cb" fo:background-color="transparent" style:font-size-asian="10pt" style:font-size-complex="10pt"/>
    </style:style>
    <style:style style:name="P24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officeooo:rsid="006081cb" officeooo:paragraph-rsid="008e7f12" fo:background-color="transparent" style:font-size-asian="10pt" style:font-size-complex="10pt"/>
    </style:style>
    <style:style style:name="P25" style:family="paragraph" style:parent-style-name="Table_20_Contents">
      <style:paragraph-properties fo:margin-left="0cm" fo:margin-right="0cm" fo:text-indent="0cm" style:auto-text-indent="false" style:writing-mode="page"/>
      <style:text-properties fo:color="#c5000b" fo:font-size="10pt" officeooo:rsid="00b56063" officeooo:paragraph-rsid="00b56063" fo:background-color="transparent" style:font-size-asian="10pt" style:font-size-complex="10pt"/>
    </style:style>
    <style:style style:name="P26" style:family="paragraph" style:parent-style-name="Table_20_Contents">
      <style:paragraph-properties fo:margin-left="0cm" fo:margin-right="0cm" fo:text-indent="0cm" style:auto-text-indent="false" style:writing-mode="page"/>
      <style:text-properties fo:color="#ce181e" fo:font-size="10pt" officeooo:rsid="00b2ce93" officeooo:paragraph-rsid="00b2ce93" fo:background-color="transparent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 fo:keep-with-next="always" style:writing-mode="page"/>
      <style:text-properties fo:color="#0084d1" fo:text-shadow="1pt 1pt" fo:font-weight="bold" officeooo:rsid="0090a0cc" officeooo:paragraph-rsid="0090a0cc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fo:keep-with-next="always" style:writing-mode="page"/>
      <style:text-properties fo:color="#0084d1" fo:text-shadow="1pt 1pt" fo:font-weight="bold" officeooo:rsid="0098a83f" officeooo:paragraph-rsid="0098a83f" style:font-weight-asian="bold" style:font-weight-complex="bold"/>
    </style:style>
    <style:style style:name="P29" style:family="paragraph" style:parent-style-name="Standard">
      <style:paragraph-properties fo:margin-left="0cm" fo:margin-right="0cm" fo:keep-together="auto" fo:orphans="0" fo:widows="0" fo:text-indent="0cm" style:auto-text-indent="false" fo:keep-with-next="always" style:writing-mode="page"/>
      <style:text-properties fo:color="#0084d1" fo:text-shadow="1pt 1pt" fo:font-weight="bold" officeooo:rsid="0098a83f" officeooo:paragraph-rsid="0098a83f" style:font-weight-asian="bold" style:font-weight-complex="bold"/>
    </style:style>
    <style:style style:name="P30" style:family="paragraph" style:parent-style-name="Table_20_Contents">
      <style:paragraph-properties fo:margin-left="0cm" fo:margin-right="0cm" fo:text-indent="0cm" style:auto-text-indent="false" fo:keep-with-next="always" style:writing-mode="page"/>
      <style:text-properties fo:color="#0084d1" fo:text-shadow="1pt 1pt" fo:font-weight="bold" officeooo:rsid="008ca058" officeooo:paragraph-rsid="008ca058" style:font-weight-asian="bold" style:font-weight-complex="bold"/>
    </style:style>
    <style:style style:name="P31" style:family="paragraph" style:parent-style-name="Standard">
      <style:paragraph-properties fo:margin-top="0cm" fo:margin-bottom="0.25cm" loext:contextual-spacing="false" fo:break-before="auto" fo:break-after="auto"/>
      <style:text-properties fo:font-size="2pt" officeooo:paragraph-rsid="008e7f12" style:font-size-asian="1.75pt" style:font-size-complex="2pt"/>
    </style:style>
    <style:style style:name="P32" style:family="paragraph" style:parent-style-name="Standard">
      <style:paragraph-properties fo:margin-top="0cm" fo:margin-bottom="0.25cm" loext:contextual-spacing="false"/>
      <style:text-properties fo:font-size="2pt" officeooo:rsid="008e7f12" officeooo:paragraph-rsid="008e7f12" style:font-size-asian="1.75pt" style:font-size-complex="2pt"/>
    </style:style>
    <style:style style:name="P33" style:family="paragraph" style:parent-style-name="Text_20_body">
      <style:text-properties fo:font-size="2pt" officeooo:rsid="0098a83f" officeooo:paragraph-rsid="0098a83f" style:font-size-asian="1.75pt" style:font-size-complex="2pt"/>
    </style:style>
    <style:style style:name="P34" style:family="paragraph" style:parent-style-name="Text_20_body">
      <style:text-properties fo:font-size="2pt" officeooo:rsid="00b2ce93" officeooo:paragraph-rsid="00b2ce93" style:font-size-asian="1.75pt" style:font-size-complex="2pt"/>
    </style:style>
    <style:style style:name="P35" style:family="paragraph" style:parent-style-name="Text_20_body">
      <style:text-properties fo:font-size="2pt" officeooo:rsid="008e7f12" officeooo:paragraph-rsid="008e7f12" style:font-size-asian="2pt" style:font-size-complex="2pt"/>
    </style:style>
    <style:style style:name="P36" style:family="paragraph" style:parent-style-name="Text_20_body">
      <style:text-properties fo:color="#cc0000" style:font-name="SnowCap BT" fo:font-size="2pt" fo:font-weight="normal" officeooo:rsid="00402540" style:font-size-asian="1.75pt" style:font-weight-asian="normal" style:font-size-complex="2pt" style:font-weight-complex="normal"/>
    </style:style>
    <style:style style:name="P37" style:family="paragraph" style:parent-style-name="Text_20_body">
      <style:text-properties officeooo:rsid="00b2ce93" officeooo:paragraph-rsid="00b2ce93"/>
    </style:style>
    <style:style style:name="P38" style:family="paragraph" style:parent-style-name="Heading_20_2">
      <style:text-properties officeooo:rsid="008e7f12" officeooo:paragraph-rsid="008e7f12"/>
    </style:style>
    <style:style style:name="P39" style:family="paragraph" style:parent-style-name="Table_20_Contents" style:list-style-name="L1">
      <style:paragraph-properties fo:margin-top="0cm" fo:margin-bottom="0.101cm" loext:contextual-spacing="true" style:writing-mode="page"/>
      <style:text-properties style:use-window-font-color="true" fo:font-size="8pt" officeooo:rsid="00a38ae7" officeooo:paragraph-rsid="00a38ae7" fo:background-color="transparent" style:font-size-asian="8pt" style:font-size-complex="8pt"/>
    </style:style>
    <style:style style:name="T1" style:family="text">
      <style:text-properties officeooo:rsid="0090a0cc"/>
    </style:style>
    <style:style style:name="T2" style:family="text">
      <style:text-properties officeooo:rsid="009bcf29"/>
    </style:style>
    <style:style style:name="T3" style:family="text">
      <style:text-properties officeooo:rsid="00a39f72"/>
    </style:style>
    <style:style style:name="T4" style:family="text">
      <style:text-properties officeooo:rsid="00a3a838"/>
    </style:style>
    <style:style style:name="T5" style:family="text">
      <style:text-properties officeooo:rsid="00a8005e"/>
    </style:style>
    <style:style style:name="T6" style:family="text">
      <style:text-properties officeooo:rsid="00a95e6f"/>
    </style:style>
    <style:style style:name="T7" style:family="text">
      <style:text-properties officeooo:rsid="00b2ce93"/>
    </style:style>
    <style:style style:name="T8" style:family="text">
      <style:text-properties officeooo:rsid="00b4c0fc"/>
    </style:style>
    <style:style style:name="T9" style:family="text">
      <style:text-properties officeooo:rsid="00b560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2">Einführung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30">Grundlagen des Web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">Montag</text:p>
          </table:table-cell>
          <table:table-cell table:style-name="Table7.A2" office:value-type="string">
            <text:p text:style-name="P6"><text:span text:style-name="T8">03.09.2018, 10:00 </text:span>Uhr</text:p>
          </table:table-cell>
          <table:table-cell table:style-name="Table7.A2" office:value-type="string">
            <text:p text:style-name="P6">Vorlesung</text:p>
          </table:table-cell>
          <table:table-cell table:style-name="Table7.D2" office:value-type="string">
            <text:p text:style-name="P4">Einführung in die Vorlesung</text:p>
            <text:p text:style-name="P5">Überblick über die Vorlesungsinhalte</text:p>
            <text:p text:style-name="P5">Vorstellung des didaktischen Modells</text:p>
            <text:p text:style-name="P5">Vorstellung der Prüfungsform</text:p>
            <text:p text:style-name="P5">Selbststudium zu „Grundlagen des Webs“</text:p>
          </table:table-cell>
        </table:table-row>
      </table:table>
      <text:h text:style-name="P38" text:outline-level="2">Lernphas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7">HTML und CS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Sonntag</text:p>
          </table:table-cell>
          <table:table-cell table:style-name="Table2.A2" office:value-type="string">
            <text:p text:style-name="P21"><text:span text:style-name="T9">09.10.2018</text:span>, 2<text:span text:style-name="T1">1</text:span>:00 Uhr</text:p>
          </table:table-cell>
          <table:table-cell table:style-name="Table2.A2" office:value-type="string">
            <text:p text:style-name="P23">Selbststudium</text:p>
          </table:table-cell>
          <table:table-cell table:style-name="Table2.D2" office:value-type="string">
            <text:p text:style-name="P17">Syntax und Aufbau von HTML-Dateien</text:p>
            <text:p text:style-name="P17">Wichtige HTML-Elemente und ihr Einsatz</text:p>
            <text:p text:style-name="P17">Funktionsweise und Syntax von CSS</text:p>
            <text:p text:style-name="P17">Wichtige CSS-Anweisungen und ihr Einsatz</text:p>
            <text:p text:style-name="P18">Bilder für das Web aufbereiten</text:p>
            <text:p text:style-name="P17">Kleine, praktische Übungen</text:p>
          </table:table-cell>
        </table:table-row>
        <table:table-row table:style-name="Table2.1">
          <table:table-cell table:style-name="Table2.A3" office:value-type="string">
            <text:p text:style-name="P10">Montag</text:p>
          </table:table-cell>
          <table:table-cell table:style-name="Table2.A3" office:value-type="string">
            <text:p text:style-name="P6"><text:span text:style-name="T8">10.09.2018, 9:00 </text:span>Uhr</text:p>
          </table:table-cell>
          <table:table-cell table:style-name="Table2.A3" office:value-type="string">
            <text:p text:style-name="P1">Vorlesung</text:p>
          </table:table-cell>
          <table:table-cell table:style-name="Table2.D3" office:value-type="string">
            <text:p text:style-name="P14">Klärung offener Fragen</text:p>
            <text:p text:style-name="P14">Übung „<text:span text:style-name="T5">Einfaches Layout"</text:span>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7">Responsive Webdesig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Mittwoch</text:p>
          </table:table-cell>
          <table:table-cell table:style-name="Table1.A2" office:value-type="string">
            <text:p text:style-name="P22"><text:span text:style-name="T9">12.09.2018</text:span>, 2<text:span text:style-name="T1">1</text:span>:00 Uhr</text:p>
          </table:table-cell>
          <table:table-cell table:style-name="Table1.A2" office:value-type="string">
            <text:p text:style-name="P24">Selbststudium</text:p>
          </table:table-cell>
          <table:table-cell table:style-name="Table1.D2" office:value-type="string">
            <text:p text:style-name="P17">Technische Grundlagen Responsive Webdesign</text:p>
            <text:p text:style-name="P17">„Mobile First“-Ansatz bei der Entwicklung</text:p>
            <text:p text:style-name="P17">Syntax und Funktionsweise von Media Queries</text:p>
            <text:p text:style-name="P17">CSS-basierte Grids am Beispiel von Bootstrap</text:p>
            <text:p text:style-name="P17">Kleine, praktische Übungen</text:p>
          </table:table-cell>
        </table:table-row>
        <table:table-row table:style-name="Table1.1">
          <table:table-cell table:style-name="Table1.A3" office:value-type="string">
            <text:p text:style-name="P10">Donnerstag</text:p>
          </table:table-cell>
          <table:table-cell table:style-name="Table1.A3" office:value-type="string">
            <text:p text:style-name="P7"><text:span text:style-name="T8">13.09.2018, 15:00 </text:span>Uhr</text:p>
          </table:table-cell>
          <table:table-cell table:style-name="Table1.A3" office:value-type="string">
            <text:p text:style-name="P7">Vorlesung</text:p>
          </table:table-cell>
          <table:table-cell table:style-name="Table1.D3" office:value-type="string">
            <text:p text:style-name="P14">Klärung offener Fragen</text:p>
            <text:p text:style-name="P14">Übung „<text:span text:style-name="T5">Gnome3-Webseite“</text:span>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28">Grundlagen JavaScript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Sonntag</text:p>
          </table:table-cell>
          <table:table-cell table:style-name="Table3.A2" office:value-type="string">
            <text:p text:style-name="P22"><text:span text:style-name="T9">16.09.2018</text:span>, 2<text:span text:style-name="T1">1</text:span>:00 Uhr</text:p>
          </table:table-cell>
          <table:table-cell table:style-name="Table3.A2" office:value-type="string">
            <text:p text:style-name="P16">Selbststudium</text:p>
          </table:table-cell>
          <table:table-cell table:style-name="Table3.D2" office:value-type="string">
            <text:p text:style-name="P19">JavaScript im Vergleich zu Java</text:p>
            <text:p text:style-name="P19">Syntaktische Unterschiede zu Java</text:p>
            <text:p text:style-name="P19">Auswirkungen der dynamischen Typisierung</text:p>
            <text:p text:style-name="P19">Funktionen, lokale und globale Variablen</text:p>
            <text:p text:style-name="P19">JavaScript-Datenstrukturen und JSON</text:p>
            <text:p text:style-name="P19">Bedeutung des Document Object Model</text:p>
            <text:p text:style-name="P19">Gängige <text:span text:style-name="T4">DOM-Methoden des Browsers</text:span></text:p>
          </table:table-cell>
        </table:table-row>
        <table:table-row table:style-name="Table3.1">
          <table:table-cell table:style-name="Table3.A3" office:value-type="string">
            <text:p text:style-name="P10">Montag</text:p>
          </table:table-cell>
          <table:table-cell table:style-name="Table3.A3" office:value-type="string">
            <text:p text:style-name="P7"><text:span text:style-name="T8">17.09.2018, 12:30 </text:span>Uhr</text:p>
          </table:table-cell>
          <table:table-cell table:style-name="Table3.A3" office:value-type="string">
            <text:p text:style-name="P7">Vorlesung</text:p>
          </table:table-cell>
          <table:table-cell table:style-name="Table3.D3" office:value-type="string">
            <text:p text:style-name="P14">Klärung offener Fragen</text:p>
            <text:p text:style-name="P15">Übung „<text:span text:style-name="T5">Adressbuch“</text:span></text:p>
          </table:table-cell>
        </table:table-row>
      </table:table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table:number-columns-spanned="4" office:value-type="string">
            <text:p text:style-name="P28">HTTP, Servlets und JSP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Mittwoch</text:p>
          </table:table-cell>
          <table:table-cell table:style-name="Table4.A2" office:value-type="string">
            <text:p text:style-name="P22"><text:span text:style-name="T9">19.09.2018</text:span>, 2<text:span text:style-name="T1">1</text:span>:00 Uhr</text:p>
          </table:table-cell>
          <table:table-cell table:style-name="Table4.A2" office:value-type="string">
            <text:p text:style-name="P16">Selbststudium</text:p>
          </table:table-cell>
          <table:table-cell table:style-name="Table4.D2" office:value-type="string">
            <text:p text:style-name="P20">Funktionsweise von HTTP</text:p>
            <text:p text:style-name="P20">Aufbau einer HTTP-Nachricht</text:p>
            <text:p text:style-name="P20">Konzepte zur serverseitigen Entwicklung</text:p>
            <text:p text:style-name="P20">Grundlagen zu Java Server Pages</text:p>
            <text:p text:style-name="P20">Serverseitige Layouttemplates mit JSP</text:p>
            <text:p text:style-name="P20">Grundlagen zu Servlets in Java</text:p>
            <text:p text:style-name="P20">MVC-Architektur gängige<text:span text:style-name="T7">r</text:span> <text:span text:style-name="T7">Server-</text:span>Frameworks</text:p>
          </table:table-cell>
        </table:table-row>
        <table:table-row table:style-name="Table4.1">
          <table:table-cell table:style-name="Table4.A3" office:value-type="string">
            <text:p text:style-name="P10">Donnerstag</text:p>
          </table:table-cell>
          <table:table-cell table:style-name="Table4.A3" office:value-type="string">
            <text:p text:style-name="P7"><text:span text:style-name="T8">20.09.2018, 9:00 </text:span>Uhr</text:p>
          </table:table-cell>
          <table:table-cell table:style-name="Table4.A3" office:value-type="string">
            <text:p text:style-name="P7">Vorlesung</text:p>
          </table:table-cell>
          <table:table-cell table:style-name="Table4.D3" office:value-type="string">
            <text:p text:style-name="P14">Klärung offener Fragen</text:p>
            <text:p text:style-name="P14">Übung „<text:span text:style-name="T6">Comicsammlung“</text:span></text:p>
          </table:table-cell>
        </table:table-row>
      </table:table>
      <text:p text:style-name="P32"/>
      <text:h text:style-name="P38" text:outline-level="2">Projektphas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29">Entwicklung einer Beispielanwendung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Montag</text:p>
          </table:table-cell>
          <table:table-cell table:style-name="Table5.A2" office:value-type="string">
            <text:p text:style-name="P8"><text:span text:style-name="T8">24.09.2018, 15:45 </text:span>Uhr</text:p>
          </table:table-cell>
          <table:table-cell table:style-name="Table5.A2" office:value-type="string">
            <text:p text:style-name="P3">Vorlesung</text:p>
          </table:table-cell>
          <table:table-cell table:style-name="Table5.D2" office:value-type="string">
            <text:p text:style-name="P13">Einteilung der Gruppen für die Gruppenarbeit</text:p>
            <text:p text:style-name="P11">Gemeinsame Entwicklung einer kleinen, durchgängigen Beispielanwendung</text:p>
            <text:list xml:id="list3110466814" text:style-name="L1">
              <text:list-item>
                <text:p text:style-name="P39">Vorstellung der umzusetzenden App</text:p>
              </text:list-item>
              <text:list-item>
                <text:p text:style-name="P39">Strukturierung der Webanwe<text:span text:style-name="T3">n</text:span>dung</text:p>
              </text:list-item>
              <text:list-item>
                <text:p text:style-name="P39">Benötigte Entwicklungswerkzeuge</text:p>
              </text:list-item>
              <text:list-item>
                <text:p text:style-name="P39">Einbindung fremder Bibliotheken</text:p>
              </text:list-item>
              <text:list-item>
                <text:p text:style-name="P39">Grundgerüst der Anwendung</text:p>
              </text:list-item>
              <text:list-item>
                <text:p text:style-name="P39">Ggf. nötiges Zusatzwissen zu JavaScript</text:p>
              </text:list-item>
            </text:list>
          </table:table-cell>
        </table:table-row>
        <table:table-row table:style-name="Table5.1">
          <table:table-cell table:style-name="Table5.A3" office:value-type="string">
            <text:p text:style-name="P10">Montag</text:p>
          </table:table-cell>
          <table:table-cell table:style-name="Table5.A3" office:value-type="string">
            <text:p text:style-name="P8"><text:span text:style-name="T8">01.10.2018, 12:30 </text:span>Uhr</text:p>
          </table:table-cell>
          <table:table-cell table:style-name="Table5.A3" office:value-type="string">
            <text:p text:style-name="P8">Vorlesung</text:p>
          </table:table-cell>
          <table:table-cell table:style-name="Table5.D3" office:value-type="string">
            <text:p text:style-name="P11">Gemeinsame Entwicklung einer kleinen, durchgängigen Beispielanwendung</text:p>
            <text:list xml:id="list15715154863618" text:continue-numbering="true" text:style-name="L1">
              <text:list-item>
                <text:p text:style-name="P39">Ausprogrammieren der fehlenden Teile</text:p>
              </text:list-item>
              <text:list-item>
                <text:p text:style-name="P39">Details zum Zusammenspiel JS und HTML/CSS</text:p>
              </text:list-item>
            </text:list>
          </table:table-cell>
        </table:table-row>
      </table:table>
      <text:p text:style-name="P3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28">Realisierung einer eigenen Webanwendung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0">Montag</text:p>
          </table:table-cell>
          <table:table-cell table:style-name="Table8.A2" office:value-type="string">
            <text:p text:style-name="P9"><text:span text:style-name="T8">08.10.2018, 12:45 </text:span>Uhr</text:p>
          </table:table-cell>
          <table:table-cell table:style-name="Table8.A2" office:value-type="string">
            <text:p text:style-name="P2">Vorlesung</text:p>
          </table:table-cell>
          <table:table-cell table:style-name="Table8.D2" office:value-type="string">
            <text:p text:style-name="P11">Gruppenarbeit <text:span text:style-name="T2">und Betreuung vor Ort</text:span></text:p>
          </table:table-cell>
        </table:table-row>
        <table:table-row table:style-name="Table8.1">
          <table:table-cell table:style-name="Table8.A3" office:value-type="string">
            <text:p text:style-name="P10">Montag</text:p>
          </table:table-cell>
          <table:table-cell table:style-name="Table8.A3" office:value-type="string">
            <text:p text:style-name="P9"><text:span text:style-name="T8">15.10.2018, 12:45 </text:span>Uhr</text:p>
          </table:table-cell>
          <table:table-cell table:style-name="Table8.A3" office:value-type="string">
            <text:p text:style-name="P9">Vorlesung</text:p>
          </table:table-cell>
          <table:table-cell table:style-name="Table8.D3" office:value-type="string">
            <text:p text:style-name="P12">Gruppenarbeit <text:span text:style-name="T2">und Betreuung vor Ort</text:span></text:p>
          </table:table-cell>
        </table:table-row>
        <table:table-row table:style-name="Table8.1">
          <table:table-cell table:style-name="Table8.A4" office:value-type="string">
            <text:p text:style-name="P10">Montag</text:p>
          </table:table-cell>
          <table:table-cell table:style-name="Table8.A4" office:value-type="string">
            <text:p text:style-name="P9"><text:span text:style-name="T8">22.10.2018, 12:45 </text:span>Uhr</text:p>
          </table:table-cell>
          <table:table-cell table:style-name="Table8.A4" office:value-type="string">
            <text:p text:style-name="P9">Vorlesung</text:p>
          </table:table-cell>
          <table:table-cell table:style-name="Table8.D4" office:value-type="string">
            <text:p text:style-name="P12">Gruppenarbeit <text:span text:style-name="T2">und Betreuung vor Ort</text:span></text:p>
          </table:table-cell>
        </table:table-row>
        <table:table-row table:style-name="Table8.1">
          <table:table-cell table:style-name="Table8.A3" office:value-type="string">
            <text:p text:style-name="P10">Montag</text:p>
          </table:table-cell>
          <table:table-cell table:style-name="Table8.A3" office:value-type="string">
            <text:p text:style-name="P9"><text:span text:style-name="T8">29.10.2018, 15:00 </text:span>Uhr</text:p>
          </table:table-cell>
          <table:table-cell table:style-name="Table8.A3" office:value-type="string">
            <text:p text:style-name="P2">Vorlesung</text:p>
          </table:table-cell>
          <table:table-cell table:style-name="Table8.D3" office:value-type="string">
            <text:p text:style-name="P26">Prüfungsfragen zu deinem Codebeitrag</text:p>
            <text:p text:style-name="P12">Gruppenarbeit <text:span text:style-name="T2">und Betreuung vor Ort</text:span></text:p>
          </table:table-cell>
        </table:table-row>
      </table:table>
      <text:p text:style-name="P34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nowCap BT" svg:font-family="'SnowCap B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left="-0.101cm" fo:margin-right="0cm" fo:margin-top="0cm" fo:margin-bottom="0.101cm" loext:contextual-spacing="false" fo:text-indent="0cm" style:auto-text-indent="false" text:number-lines="false" text:line-number="0" style:writing-mode="page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align="justify" style:justify-single-word="false" fo:hyphenation-ladder-count="no-limit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5cm" style:num-format="1" style:print-orientation="portrait" fo:margin-top="1.247cm" fo:margin-bottom="1.251cm" fo:margin-left="1.251cm" fo:margin-right="1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5-08-30T23:46:42.882673864</meta:creation-date>
    <dc:date>2018-09-03T01:57:13.883245573</dc:date>
    <dc:creator>Dennis Schulmeister-Zimolong</dc:creator>
    <meta:editing-duration>PT14H26M15S</meta:editing-duration>
    <meta:editing-cycles>164</meta:editing-cycles>
    <meta:generator>LibreOffice/6.0.6.2$Linux_X86_64 LibreOffice_project/00$Build-2</meta:generator>
    <meta:printed-by>Dennis Schulmeister-Zimolong</meta:printed-by>
    <meta:print-date>2018-01-23T02:13:04.323773612</meta:print-date>
    <meta:document-statistic meta:table-count="7" meta:image-count="0" meta:object-count="0" meta:page-count="2" meta:paragraph-count="109" meta:word-count="329" meta:character-count="2611" meta:non-whitespace-character-count="2399"/>
  </office:meta>
</office:document-meta>
</file>